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456c"/>
    </style:style>
    <style:style style:name="P2" style:family="paragraph" style:parent-style-name="Standard">
      <style:text-properties officeooo:rsid="0010456c" officeooo:paragraph-rsid="0010456c"/>
    </style:style>
    <style:style style:name="P3" style:family="paragraph" style:parent-style-name="Standard">
      <style:text-properties officeooo:rsid="00123083" officeooo:paragraph-rsid="00123083"/>
    </style:style>
    <style:style style:name="P4" style:family="paragraph" style:parent-style-name="Standard">
      <style:text-properties officeooo:rsid="0014bc5b" officeooo:paragraph-rsid="0014bc5b"/>
    </style:style>
    <style:style style:name="P5" style:family="paragraph" style:parent-style-name="Standard" style:list-style-name="L1">
      <style:text-properties officeooo:rsid="0010456c" officeooo:paragraph-rsid="0010456c"/>
    </style:style>
    <style:style style:name="P6" style:family="paragraph" style:parent-style-name="Standard" style:list-style-name="L2">
      <style:text-properties officeooo:rsid="0010456c" officeooo:paragraph-rsid="0010456c"/>
    </style:style>
    <style:style style:name="P7" style:family="paragraph" style:parent-style-name="Standard">
      <style:text-properties officeooo:rsid="00123083" officeooo:paragraph-rsid="00123083"/>
    </style:style>
    <style:style style:name="P8" style:family="paragraph" style:parent-style-name="Standard">
      <style:text-properties officeooo:rsid="0016f2f8" officeooo:paragraph-rsid="0016f2f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6b8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PU Comments</text:p>
      <text:p text:style-name="P1"/>
      <text:list xml:id="list520030040" text:style-name="L1">
        <text:list-item>
          <text:p text:style-name="P5">Pipe_OPC DRASTICALLY improved when sending in larger batch size</text:p>
        </text:list-item>
        <text:list-item>
          <text:p text:style-name="P5">Kernal runtime <text:span text:style-name="T1">per batch</text:span><text:span text:style-name="T2"> decreased significantly when increasing batch size</text:span></text:p>
        </text:list-item>
      </text:list>
      <text:p text:style-name="P1"/>
      <text:p text:style-name="P2">Open Items</text:p>
      <text:p text:style-name="P1"/>
      <text:list xml:id="list3941172401" text:style-name="L2">
        <text:list-item>
          <text:p text:style-name="P6">Variation of kernel runtimes has decreased, but coefficient of variation is roughly similar</text:p>
          <text:list>
            <text:list-item>
              <text:p text:style-name="P6">possible next step could be to have Joseph run some tests on the GPU he has?</text:p>
            </text:list-item>
            <text:list-item>
              <text:p text:style-name="P6">If that is still not revealing… might have to do lower level programming </text:p>
            </text:list-item>
          </text:list>
        </text:list-item>
        <text:list-item>
          <text:p text:style-name="P6">Data on BatchSize vs throughput is sitting on disk, just needs to be cleaned</text:p>
        </text:list-item>
      </text:list>
      <text:p text:style-name="P1"/>
      <text:p text:style-name="P1"/>
      <text:p text:style-name="P3">1batch: MNIST batch size 1, 30 trials each on each layer</text:p>
      <text:p text:style-name="P3">1000batch: MNIST batch size 1000, 30 trials each on each layer</text:p>
      <text:p text:style-name="P3">→<text:span text:style-name="T3"> I believe this is now redundant information, so these have been moved to backup</text:span></text:p>
      <text:p text:style-name="P3"/>
      <text:p text:style-name="P4">GPU_traces: contains all trace related data, including:</text:p>
      <text:p text:style-name="P3">celeba: profiling of celeba network, batch size 1, <text:span text:style-name="T3">2, 5...10000</text:span>, 5 layers, 50 trials each</text:p>
      <text:p text:style-name="P3">mnist: profiling of mnist network, batch sizes 1 2 5 10 … 10000, 50 trials each, 3 layers</text:p>
      <text:p text:style-name="P3"/>
      <text:p text:style-name="P4">torch_flop_metrics: contains all flop data, including:</text:p>
      <text:p text:style-name="P4">celeba</text:p>
      <text:p text:style-name="P3"/>
      <text:p text:style-name="P3"/>
      <text:p text:style-name="P8">Backup</text:p>
      <text:p text:style-name="P8">- contains all redundant data as back up. Ultimately I can delete this. Keeping for now in case jupyter notebook relies on them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7T14:32:38.337698516</meta:creation-date>
    <dc:date>2020-05-03T09:09:04.718572944</dc:date>
    <meta:editing-duration>PT2H14M5S</meta:editing-duration>
    <meta:editing-cycles>5</meta:editing-cycles>
    <meta:generator>LibreOffice/6.3.5.2$Linux_X86_64 LibreOffice_project/30$Build-2</meta:generator>
    <meta:document-statistic meta:table-count="0" meta:image-count="0" meta:object-count="0" meta:page-count="1" meta:paragraph-count="18" meta:word-count="193" meta:character-count="1107" meta:non-whitespace-character-count="937"/>
  </office:meta>
</office:document-meta>
</file>